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fo:min-height="18.25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paragraph-properties fo:text-align="center"/>
      <style:text-properties fo:font-size="500pt"/>
    </style:style>
    <style:style style:name="P2" style:family="paragraph">
      <style:paragraph-properties fo:text-align="center"/>
      <style:text-properties fo:color="#ff0000" fo:font-family="'Optima ExtraBold'" fo:font-size="500pt" style:font-size-asian="500pt" style:font-size-complex="500pt"/>
    </style:style>
    <style:style style:name="P3" style:family="paragraph">
      <style:text-properties fo:font-size="20pt"/>
    </style:style>
    <style:style style:name="T1" style:family="text">
      <style:text-properties fo:color="#ff0000" fo:font-family="'Optima ExtraBold'" fo:font-size="500pt" style:font-size-asian="500pt" style:font-size-complex="500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layer="layout" svg:width="26cm" svg:height="14.25cm" svg:x="1cm" svg:y="0.625cm" presentation:class="title" presentation:user-transformed="true">
          <draw:text-box>
            <text:p>Adult Learn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layer="layout" svg:width="25.199cm" svg:height="18.25cm" svg:x="1.4cm" svg:y="1.125cm" presentation:class="title">
          <draw:text-box>
            <text:p>Adults vs. Children<text:line-break/>Learning Needs<text:line-break/>Agile and Learn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Image_20_Master_20_-_20_Black_20_Title">
        <office:forms form:automatic-focus="false" form:apply-design-mode="false"/>
        <draw:frame draw:style-name="gr2" draw:text-style-name="P2" draw:layer="layout" svg:width="27cm" svg:height="21.228cm" svg:x="0.5cm" svg:y="-0.2cm">
          <draw:text-box>
            <text:p text:style-name="P1"><text:span text:style-name="T1">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5" draw:text-style-name="P3" draw:layer="layout" svg:width="17.271cm" svg:height="12.573cm" svg:x="2.159cm" svg:y="13.271cm" presentation:class="notes">
            <draw:text-box>
              <text:p text:style-name="P3"><text:span text:style-name="T2">Any questions or comments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3.273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>© Berteig Consulting Inc.</text:span></text:p>
      </draw:rect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5T08:46:48</meta:creation-date>
    <meta:editing-duration>PT00H03M56S</meta:editing-duration>
    <meta:editing-cycles>3</meta:editing-cycles>
    <meta:generator>OpenOffice.org/3.1$Unix OpenOffice.org_project/310m11$Build-9399</meta:generator>
    <dc:date>2009-05-25T14:16:04</dc:date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